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Monaco" svg:font-family="Monaco, Menlo, 'ubuntu mono', Consolas, source-code-pro, monospace, 'courier new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2">
      <style:paragraph-properties fo:line-height="100%"/>
      <style:text-properties officeooo:paragraph-rsid="0019c7b9"/>
    </style:style>
    <style:style style:name="P2" style:family="paragraph" style:parent-style-name="Text_20_body">
      <style:paragraph-properties fo:margin-left="0cm" fo:margin-right="0cm" fo:margin-top="0cm" fo:margin-bottom="0.529cm" loext:contextual-spacing="false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529cm" loext:contextual-spacing="false" fo:text-indent="0cm" style:auto-text-indent="false"/>
      <style:text-properties fo:font-size="13.5pt"/>
    </style:style>
    <style:style style:name="P4" style:family="paragraph" style:parent-style-name="Text_20_body" style:list-style-name="L1">
      <style:paragraph-properties fo:margin-left="0cm" fo:margin-right="0cm" fo:margin-top="0cm" fo:margin-bottom="0.529cm" loext:contextual-spacing="false" fo:text-indent="0cm" style:auto-text-indent="false" fo:padding="0cm" fo:border="none"/>
      <style:text-properties fo:font-size="13.5pt"/>
    </style:style>
    <style:style style:name="P5" style:family="paragraph" style:parent-style-name="Text_20_body" style:list-style-name="L1">
      <style:paragraph-properties fo:margin-left="0cm" fo:margin-right="0cm" fo:margin-top="0cm" fo:margin-bottom="0.529cm" loext:contextual-spacing="false" fo:text-indent="0cm" style:auto-text-indent="false" fo:padding="0cm" fo:border="none"/>
    </style:style>
    <style:style style:name="P6" style:family="paragraph" style:parent-style-name="Heading_20_4">
      <style:paragraph-properties fo:text-align="justify" style:justify-single-word="false"/>
      <style:text-properties style:font-name="inherit" fo:font-size="18pt" fo:font-weight="normal" officeooo:rsid="0019c7b9" officeooo:paragraph-rsid="0019c7b9"/>
    </style:style>
    <style:style style:name="P7" style:family="paragraph" style:parent-style-name="Heading_20_4">
      <style:paragraph-properties fo:margin-top="0.265cm" fo:margin-bottom="0.265cm" loext:contextual-spacing="false" fo:line-height="110%"/>
      <style:text-properties style:font-name="inherit" fo:font-size="18pt" fo:font-weight="normal"/>
    </style:style>
    <style:style style:name="P8" style:family="paragraph" style:parent-style-name="Standard">
      <style:paragraph-properties fo:text-align="center" style:justify-single-word="false"/>
      <style:text-properties officeooo:rsid="0019c7b9" officeooo:paragraph-rsid="0019c7b9"/>
    </style:style>
    <style:style style:name="T1" style:family="text">
      <style:text-properties fo:color="#ec5252" style:font-name="Menlo" fo:font-size="12pt" fo:background-color="#f2f3f5" loext:char-shading-value="0" loext:padding-left="0.106cm" loext:padding-right="0.106cm" loext:padding-top="0.053cm" loext:padding-bottom="0.053cm" loext:border="0.06pt solid #dedfe0"/>
    </style:style>
    <style:style style:name="T2" style:family="text">
      <style:text-properties fo:color="#ec5252" style:font-name="Menlo" fo:font-size="12pt" officeooo:rsid="0019c7b9" fo:background-color="#f2f3f5" loext:char-shading-value="0" loext:padding-left="0.106cm" loext:padding-right="0.106cm" loext:padding-top="0.053cm" loext:padding-bottom="0.053cm" loext:border="0.06pt solid #dedfe0"/>
    </style:style>
    <style:style style:name="T3" style:family="text">
      <style:text-properties fo:color="#ec5252" fo:font-size="13.5pt" fo:background-color="#f2f3f5" loext:char-shading-value="0" loext:padding-left="0.106cm" loext:padding-right="0.106cm" loext:padding-top="0.053cm" loext:padding-bottom="0.053cm" loext:border="0.06pt solid #dedfe0"/>
    </style:style>
    <style:style style:name="T4" style:family="text">
      <style:text-properties fo:font-size="13.5pt"/>
    </style:style>
    <style:style style:name="T5" style:family="text">
      <style:text-properties fo:font-size="13.5pt" fo:font-weight="bold"/>
    </style:style>
    <style:style style:name="T6" style:family="text">
      <style:text-properties fo:color="#b35a1b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Variable Naming Rules</text:p>
      <text:p text:style-name="P8"/>
      <text:h text:style-name="P6" text:outline-level="4">Introduction</text:h>
      <text:p text:style-name="P3">Variable names are subject to certain restrictions in Python. Keep the following rules in mind as you write your own programs.</text:p>
      <text:p text:style-name="P2"/>
      <text:h text:style-name="P7" text:outline-level="4">Variable Naming Rules</text:h>
      <text:list xml:id="list30921657" text:style-name="L1">
        <text:list-item>
          <text:p text:style-name="P4">No spaces are allowed.</text:p>
        </text:list-item>
        <text:list-item>
          <text:p text:style-name="P4">The first character must be a letter (lowercase or uppercase) or an underscore.</text:p>
        </text:list-item>
        <text:list-item>
          <text:p text:style-name="P4">Only letters, numbers and underscores are permitted after the first character.</text:p>
        </text:list-item>
        <text:list-item>
          <text:p text:style-name="P5"><text:span text:style-name="T4">Variable names are case-sensitive. </text:span><text:span text:style-name="Source_20_Text"><text:span text:style-name="T1">name</text:span></text:span><text:span text:style-name="T4"> and</text:span><text:span text:style-name="Source_20_Text"><text:span text:style-name="T1">Nam</text:span></text:span><text:span text:style-name="Source_20_Text"><text:span text:style-name="T2">e</text:span></text:span><text:span text:style-name="T4"> are two distinct, separate variables.</text:span></text:p>
        </text:list-item>
        <text:list-item>
          <text:p text:style-name="P4">Variable names should describe the data that they are referencing.</text:p>
        </text:list-item>
        <text:list-item>
          <text:p text:style-name="P5"><text:span text:style-name="T4">Use underscores to separate multiple words. This is called </text:span><text:span text:style-name="Strong_20_Emphasis"><text:span text:style-name="T5">snake case style </text:span></text:span><text:span text:style-name="T4">because the text resembles a snake.</text:span></text:p>
          <text:list>
            <text:list-item>
              <text:p text:style-name="P5"><text:span text:style-name="Strong_20_Emphasis"><text:span text:style-name="T5">Example:</text:span></text:span><text:span text:style-name="Source_20_Text"><text:span text:style-name="T1">my_favorite_flavo</text:span></text:span><text:span text:style-name="Source_20_Text"><text:span text:style-name="T2">u</text:span></text:span><text:span text:style-name="Source_20_Text"><text:span text:style-name="T1">r_of_ice_cream</text:span></text:span></text:p>
            </text:list-item>
          </text:list>
        </text:list-item>
      </text:list>
      <text:h text:style-name="P7" text:outline-level="4"><text:line-break/>Reserved Keywords</text:h>
      <text:p text:style-name="P2"><text:span text:style-name="T4">Python’s reserved keywords cannot be used as a variable name. These are words that are used for various operations in the language (like </text:span><text:span text:style-name="Strong_20_Emphasis"><text:span text:style-name="T5">print</text:span></text:span><text:span text:style-name="T4">). They are listed below:</text:span></text:p>
      <text:list xml:id="list2558883022" text:style-name="L2">
        <text:list-item>
          <text:p text:style-name="P1">and</text:p>
        </text:list-item>
        <text:list-item>
          <text:p text:style-name="P1">assert</text:p>
        </text:list-item>
        <text:list-item>
          <text:p text:style-name="P1">break</text:p>
        </text:list-item>
        <text:list-item>
          <text:p text:style-name="P1">class</text:p>
        </text:list-item>
        <text:list-item>
          <text:p text:style-name="P1">continue</text:p>
        </text:list-item>
        <text:list-item>
          <text:p text:style-name="P1">def</text:p>
        </text:list-item>
        <text:list-item>
          <text:p text:style-name="P1">del</text:p>
        </text:list-item>
        <text:list-item>
          <text:p text:style-name="P1">elif</text:p>
        </text:list-item>
        <text:list-item>
          <text:p text:style-name="P1"><text:soft-page-break/>else</text:p>
        </text:list-item>
        <text:list-item>
          <text:p text:style-name="P1">except</text:p>
        </text:list-item>
        <text:list-item>
          <text:p text:style-name="P1">exec</text:p>
        </text:list-item>
        <text:list-item>
          <text:p text:style-name="P1">finally</text:p>
        </text:list-item>
        <text:list-item>
          <text:p text:style-name="P1">for</text:p>
        </text:list-item>
        <text:list-item>
          <text:p text:style-name="P1">from</text:p>
        </text:list-item>
        <text:list-item>
          <text:p text:style-name="P1">global</text:p>
        </text:list-item>
        <text:list-item>
          <text:p text:style-name="P1">if</text:p>
        </text:list-item>
        <text:list-item>
          <text:p text:style-name="P1">import</text:p>
        </text:list-item>
        <text:list-item>
          <text:p text:style-name="P1">in</text:p>
        </text:list-item>
        <text:list-item>
          <text:p text:style-name="P1">is</text:p>
        </text:list-item>
        <text:list-item>
          <text:p text:style-name="P1">lambda</text:p>
        </text:list-item>
        <text:list-item>
          <text:p text:style-name="P1">nonlocal</text:p>
        </text:list-item>
        <text:list-item>
          <text:p text:style-name="P1">not</text:p>
        </text:list-item>
        <text:list-item>
          <text:p text:style-name="P1">or</text:p>
        </text:list-item>
        <text:list-item>
          <text:p text:style-name="P1">pass</text:p>
        </text:list-item>
        <text:list-item>
          <text:p text:style-name="P1">print</text:p>
        </text:list-item>
        <text:list-item>
          <text:p text:style-name="P1">raise</text:p>
        </text:list-item>
        <text:list-item>
          <text:p text:style-name="P1">return</text:p>
        </text:list-item>
        <text:list-item>
          <text:p text:style-name="P1">try</text:p>
        </text:list-item>
        <text:list-item>
          <text:p text:style-name="P1">while</text:p>
        </text:list-item>
      </text:list>
      <text:p text:style-name="P2"><text:span text:style-name="T4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Monaco" svg:font-family="Monaco, Menlo, 'ubuntu mono', Consolas, source-code-pro, monospace, 'courier new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5:32:38.018469871</meta:creation-date>
    <dc:date>2020-02-26T15:39:06.509725290</dc:date>
    <meta:editing-duration>PT6M30S</meta:editing-duration>
    <meta:editing-cycles>1</meta:editing-cycles>
    <meta:document-statistic meta:table-count="0" meta:image-count="0" meta:object-count="0" meta:page-count="2" meta:paragraph-count="43" meta:word-count="191" meta:character-count="1013" meta:non-whitespace-character-count="898"/>
    <meta:generator>LibreOffice/6.0.7.3$Linux_X86_64 LibreOffice_project/00m0$Build-3</meta:generator>
  </office:meta>
</office:document-meta>
</file>